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rsid="1361bbe2" officeooo:paragraph-rsid="1361bbe2"/>
    </style:style>
    <style:style style:name="P3" style:family="paragraph" style:parent-style-name="Text_20_body">
      <style:text-properties officeooo:rsid="1361fc26" officeooo:paragraph-rsid="1361fc26"/>
    </style:style>
    <style:style style:name="P4" style:family="paragraph" style:parent-style-name="Text_20_body">
      <style:text-properties officeooo:rsid="1369f5de" officeooo:paragraph-rsid="1369f5de"/>
    </style:style>
    <style:style style:name="P5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6" style:family="paragraph" style:parent-style-name="Text_20_body">
      <style:text-properties officeooo:rsid="137db13f" officeooo:paragraph-rsid="137db13f"/>
    </style:style>
    <style:style style:name="P7" style:family="paragraph" style:parent-style-name="Text_20_body">
      <style:text-properties officeooo:rsid="137e7b6d" officeooo:paragraph-rsid="137e7b6d"/>
    </style:style>
    <style:style style:name="P8" style:family="paragraph" style:parent-style-name="Text_20_body">
      <style:text-properties officeooo:rsid="137ff1b6" officeooo:paragraph-rsid="137ff1b6"/>
    </style:style>
    <style:style style:name="P9" style:family="paragraph" style:parent-style-name="Text_20_body">
      <style:text-properties officeooo:rsid="1381b063" officeooo:paragraph-rsid="1381b063"/>
    </style:style>
    <style:style style:name="P10" style:family="paragraph" style:parent-style-name="Text_20_body">
      <style:text-properties officeooo:rsid="13862c86" officeooo:paragraph-rsid="13862c86"/>
    </style:style>
    <style:style style:name="P11" style:family="paragraph" style:parent-style-name="Text_20_body">
      <style:text-properties officeooo:rsid="13862c86" officeooo:paragraph-rsid="13c517c2"/>
    </style:style>
    <style:style style:name="P12" style:family="paragraph" style:parent-style-name="Text_20_body">
      <style:text-properties officeooo:rsid="13881fdb" officeooo:paragraph-rsid="13c517c2"/>
    </style:style>
    <style:style style:name="P13" style:family="paragraph" style:parent-style-name="Text_20_body">
      <style:text-properties officeooo:rsid="13881fdb" officeooo:paragraph-rsid="13899dca"/>
    </style:style>
    <style:style style:name="P14" style:family="paragraph" style:parent-style-name="Text_20_body">
      <style:text-properties officeooo:rsid="1399e482" officeooo:paragraph-rsid="1399e482"/>
    </style:style>
    <style:style style:name="P15" style:family="paragraph" style:parent-style-name="Text_20_body">
      <style:text-properties officeooo:rsid="13af0f02" officeooo:paragraph-rsid="13af0f02"/>
    </style:style>
    <style:style style:name="P16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17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18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19" style:family="paragraph" style:parent-style-name="Text_20_body">
      <style:text-properties fo:language="cs" fo:country="CZ" officeooo:rsid="14216454" officeooo:paragraph-rsid="14216454"/>
    </style:style>
    <style:style style:name="P20" style:family="paragraph" style:parent-style-name="Text_20_body">
      <style:text-properties fo:language="cs" fo:country="CZ" officeooo:rsid="14234caf" officeooo:paragraph-rsid="14234caf"/>
    </style:style>
    <style:style style:name="P21" style:family="paragraph" style:parent-style-name="Text_20_body">
      <style:text-properties officeooo:rsid="13a69c94" officeooo:paragraph-rsid="13ea7785"/>
    </style:style>
    <style:style style:name="P22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23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24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25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26" style:family="paragraph" style:parent-style-name="Text_20_body">
      <style:text-properties fo:font-style="normal" officeooo:rsid="13c4301d" officeooo:paragraph-rsid="13c4301d" style:font-style-asian="normal" style:font-style-complex="normal"/>
    </style:style>
    <style:style style:name="P27" style:family="paragraph" style:parent-style-name="Text_20_body">
      <style:text-properties fo:font-style="normal" officeooo:rsid="141f2a76" officeooo:paragraph-rsid="141f2a76" style:font-style-asian="normal" style:font-style-complex="normal"/>
    </style:style>
    <style:style style:name="P28" style:family="paragraph" style:parent-style-name="Text_20_body">
      <style:text-properties fo:font-style="normal" officeooo:rsid="1423313d" officeooo:paragraph-rsid="1423313d" style:font-style-asian="normal" style:font-style-complex="normal"/>
    </style:style>
    <style:style style:name="P29" style:family="paragraph" style:parent-style-name="Text_20_body">
      <style:text-properties fo:font-style="normal" officeooo:rsid="142c54ae" officeooo:paragraph-rsid="142c54ae" style:font-style-asian="normal" style:font-style-complex="normal"/>
    </style:style>
    <style:style style:name="P30" style:family="paragraph" style:parent-style-name="Text_20_body">
      <style:text-properties fo:font-style="normal" officeooo:rsid="14170307" officeooo:paragraph-rsid="14170307" style:font-style-asian="normal" style:font-style-complex="normal"/>
    </style:style>
    <style:style style:name="P31" style:family="paragraph" style:parent-style-name="Text_20_body">
      <style:text-properties officeooo:rsid="13e025d9" officeooo:paragraph-rsid="13e025d9"/>
    </style:style>
    <style:style style:name="P32" style:family="paragraph" style:parent-style-name="Text_20_body">
      <style:text-properties officeooo:rsid="13e212f3" officeooo:paragraph-rsid="13e025d9"/>
    </style:style>
    <style:style style:name="P33" style:family="paragraph" style:parent-style-name="Text_20_body">
      <style:text-properties officeooo:rsid="13e212f3" officeooo:paragraph-rsid="13e212f3"/>
    </style:style>
    <style:style style:name="P34" style:family="paragraph" style:parent-style-name="Text_20_body">
      <style:text-properties officeooo:rsid="13e34596" officeooo:paragraph-rsid="13e212f3"/>
    </style:style>
    <style:style style:name="P35" style:family="paragraph" style:parent-style-name="Text_20_body">
      <style:text-properties officeooo:rsid="13e510dd" officeooo:paragraph-rsid="13e510dd"/>
    </style:style>
    <style:style style:name="P36" style:family="paragraph" style:parent-style-name="Text_20_body">
      <style:text-properties officeooo:rsid="13e65fb2" officeooo:paragraph-rsid="13e65fb2"/>
    </style:style>
    <style:style style:name="P37" style:family="paragraph" style:parent-style-name="Text_20_body">
      <style:text-properties officeooo:rsid="13e69bd7" officeooo:paragraph-rsid="13e69bd7"/>
    </style:style>
    <style:style style:name="P38" style:family="paragraph" style:parent-style-name="Text_20_body">
      <style:text-properties officeooo:rsid="13e78a00" officeooo:paragraph-rsid="13e69bd7"/>
    </style:style>
    <style:style style:name="P39" style:family="paragraph" style:parent-style-name="Text_20_body">
      <style:text-properties officeooo:rsid="13ea4937" officeooo:paragraph-rsid="13ea4937"/>
    </style:style>
    <style:style style:name="P40" style:family="paragraph" style:parent-style-name="Text_20_body">
      <style:text-properties officeooo:rsid="13ea7785" officeooo:paragraph-rsid="13ea7785"/>
    </style:style>
    <style:style style:name="P41" style:family="paragraph" style:parent-style-name="Text_20_body">
      <style:text-properties officeooo:rsid="13eb9ba7" officeooo:paragraph-rsid="13eb9ba7"/>
    </style:style>
    <style:style style:name="P42" style:family="paragraph" style:parent-style-name="Text_20_body">
      <style:text-properties officeooo:rsid="13ecf768" officeooo:paragraph-rsid="13ecf768"/>
    </style:style>
    <style:style style:name="P43" style:family="paragraph" style:parent-style-name="Text_20_body">
      <style:text-properties officeooo:rsid="135e1072" officeooo:paragraph-rsid="13f39f28"/>
    </style:style>
    <style:style style:name="P44" style:family="paragraph" style:parent-style-name="Text_20_body">
      <style:text-properties officeooo:rsid="13acaa82" officeooo:paragraph-rsid="13acaa82"/>
    </style:style>
    <style:style style:name="P45" style:family="paragraph" style:parent-style-name="Text_20_body">
      <style:text-properties officeooo:rsid="13fe2abf" officeooo:paragraph-rsid="13fe2abf"/>
    </style:style>
    <style:style style:name="P46" style:family="paragraph" style:parent-style-name="Text_20_body">
      <style:text-properties officeooo:rsid="140076a0" officeooo:paragraph-rsid="140076a0"/>
    </style:style>
    <style:style style:name="P47" style:family="paragraph" style:parent-style-name="Text_20_body">
      <style:text-properties officeooo:rsid="1414e7bf" officeooo:paragraph-rsid="1414e7bf"/>
    </style:style>
    <style:style style:name="P48" style:family="paragraph" style:parent-style-name="Text_20_body">
      <style:text-properties officeooo:rsid="14170307" officeooo:paragraph-rsid="14170307"/>
    </style:style>
    <style:style style:name="P49" style:family="paragraph" style:parent-style-name="Text_20_body">
      <style:text-properties officeooo:rsid="1401c6da" officeooo:paragraph-rsid="14170307"/>
    </style:style>
    <style:style style:name="P50" style:family="paragraph" style:parent-style-name="Text_20_body">
      <style:text-properties officeooo:rsid="1393b52c" officeooo:paragraph-rsid="139431d2"/>
    </style:style>
    <style:style style:name="P51" style:family="paragraph" style:parent-style-name="Text_20_body">
      <style:text-properties officeooo:rsid="14340fe0" officeooo:paragraph-rsid="14340fe0"/>
    </style:style>
    <style:style style:name="P52" style:family="paragraph" style:parent-style-name="Text_20_body">
      <style:text-properties officeooo:rsid="1424781f" officeooo:paragraph-rsid="1428ab36"/>
    </style:style>
    <style:style style:name="P53" style:family="paragraph" style:parent-style-name="Text_20_body">
      <style:text-properties officeooo:rsid="13a59285" officeooo:paragraph-rsid="13ea7785"/>
    </style:style>
    <style:style style:name="P54" style:family="paragraph" style:parent-style-name="Text_20_body">
      <style:text-properties officeooo:rsid="1443c0a0" officeooo:paragraph-rsid="1443c0a0"/>
    </style:style>
    <style:style style:name="P55" style:family="paragraph" style:parent-style-name="Text_20_body">
      <style:text-properties officeooo:rsid="144834f2" officeooo:paragraph-rsid="144834f2"/>
    </style:style>
    <style:style style:name="P56" style:family="paragraph" style:parent-style-name="Text_20_body">
      <style:text-properties officeooo:rsid="1396d1dd" officeooo:paragraph-rsid="1396d1dd"/>
    </style:style>
    <style:style style:name="P57" style:family="paragraph" style:parent-style-name="Text_20_body">
      <style:text-properties officeooo:rsid="14496172" officeooo:paragraph-rsid="14496172"/>
    </style:style>
    <style:style style:name="P58" style:family="paragraph" style:parent-style-name="Text_20_body">
      <style:text-properties officeooo:rsid="144cc1ca" officeooo:paragraph-rsid="144cc1ca"/>
    </style:style>
    <style:style style:name="P59" style:family="paragraph" style:parent-style-name="Text_20_body">
      <style:text-properties officeooo:rsid="1450a7bf" officeooo:paragraph-rsid="1450a7bf"/>
    </style:style>
    <style:style style:name="P60" style:family="paragraph" style:parent-style-name="Text_20_body">
      <style:text-properties officeooo:rsid="1454b333" officeooo:paragraph-rsid="1454b333"/>
    </style:style>
    <style:style style:name="P61" style:family="paragraph" style:parent-style-name="Text_20_body">
      <style:text-properties officeooo:rsid="1456c611" officeooo:paragraph-rsid="1456c611"/>
    </style:style>
    <style:style style:name="P62" style:family="paragraph" style:parent-style-name="Text_20_body">
      <style:text-properties officeooo:rsid="14597aca" officeooo:paragraph-rsid="14597aca"/>
    </style:style>
    <style:style style:name="P63" style:family="paragraph" style:parent-style-name="Text_20_body">
      <style:text-properties officeooo:rsid="145b9112" officeooo:paragraph-rsid="145b9112"/>
    </style:style>
    <style:style style:name="P64" style:family="paragraph" style:parent-style-name="Text_20_body">
      <style:text-properties officeooo:rsid="13a8a614" officeooo:paragraph-rsid="13a8a614" fo:background-color="#dddddd"/>
    </style:style>
    <style:style style:name="P65" style:family="paragraph" style:parent-style-name="Text_20_body">
      <style:text-properties officeooo:rsid="138cf3e9" officeooo:paragraph-rsid="138cf3e9" fo:background-color="#dddddd"/>
    </style:style>
    <style:style style:name="P66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67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69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70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71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72" style:family="paragraph" style:parent-style-name="Standard">
      <style:paragraph-properties fo:text-align="center" style:justify-single-word="false" fo:break-before="page"/>
    </style:style>
    <style:style style:name="P73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74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75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76" style:family="paragraph" style:parent-style-name="Text_20_body" style:list-style-name="L1">
      <style:text-properties officeooo:rsid="1414e7bf" officeooo:paragraph-rsid="1414e7bf"/>
    </style:style>
    <style:style style:name="P77" style:family="paragraph" style:parent-style-name="Text_20_body" style:list-style-name="L2">
      <style:text-properties officeooo:rsid="1428ee69" officeooo:paragraph-rsid="1428ee69"/>
    </style:style>
    <style:style style:name="P78" style:family="paragraph" style:parent-style-name="Text_20_body" style:list-style-name="L3">
      <style:text-properties officeooo:rsid="13987b92" officeooo:paragraph-rsid="13987b92"/>
    </style:style>
    <style:style style:name="P79" style:family="paragraph" style:parent-style-name="Text_20_body" style:list-style-name="L4">
      <style:text-properties officeooo:rsid="144b4398" officeooo:paragraph-rsid="144b4398"/>
    </style:style>
    <style:style style:name="P80" style:family="paragraph" style:parent-style-name="Text_20_body" style:list-style-name="L5">
      <style:text-properties officeooo:rsid="1399e482" officeooo:paragraph-rsid="1399e482"/>
    </style:style>
    <style:style style:name="P81" style:family="paragraph" style:parent-style-name="Text_20_body" style:list-style-name="L6">
      <style:text-properties officeooo:rsid="1399e482" officeooo:paragraph-rsid="1399e482"/>
    </style:style>
    <style:style style:name="P82" style:family="paragraph" style:parent-style-name="Text_20_body" style:list-style-name="L7">
      <style:text-properties officeooo:rsid="1369f5de" officeooo:paragraph-rsid="1369f5de"/>
    </style:style>
    <style:style style:name="P83" style:family="paragraph" style:parent-style-name="Text_20_body" style:list-style-name="L8">
      <style:text-properties officeooo:rsid="1361fc26" officeooo:paragraph-rsid="1361fc26"/>
    </style:style>
    <style:style style:name="P84" style:family="paragraph" style:parent-style-name="Text_20_body" style:list-style-name="L8">
      <style:text-properties officeooo:rsid="13636ff3" officeooo:paragraph-rsid="13636ff3"/>
    </style:style>
    <style:style style:name="P85" style:family="paragraph" style:parent-style-name="Text_20_body" style:list-style-name="L8">
      <style:text-properties officeooo:rsid="1365502e" officeooo:paragraph-rsid="1365502e"/>
    </style:style>
    <style:style style:name="P86" style:family="paragraph" style:parent-style-name="Text_20_body" style:list-style-name="L8">
      <style:text-properties officeooo:rsid="1366e62a" officeooo:paragraph-rsid="1366e62a"/>
    </style:style>
    <style:style style:name="P87" style:family="paragraph" style:parent-style-name="Text_20_body" style:list-style-name="L8">
      <style:text-properties officeooo:rsid="136858e7" officeooo:paragraph-rsid="136858e7"/>
    </style:style>
    <style:style style:name="P88" style:family="paragraph" style:parent-style-name="Text_20_body" style:list-style-name="L8">
      <style:text-properties officeooo:rsid="13677e7f" officeooo:paragraph-rsid="13677e7f"/>
    </style:style>
    <style:style style:name="P89" style:family="paragraph" style:parent-style-name="Text_20_body" style:list-style-name="L8">
      <style:text-properties officeooo:rsid="13699aa6" officeooo:paragraph-rsid="13699aa6"/>
    </style:style>
    <style:style style:name="P90" style:family="paragraph" style:parent-style-name="Text_20_body" style:list-style-name="L8">
      <style:text-properties style:text-line-through-style="solid" style:text-line-through-type="single" officeooo:rsid="136a909e" officeooo:paragraph-rsid="136a909e"/>
    </style:style>
    <style:style style:name="P91" style:family="paragraph" style:parent-style-name="Text_20_body" style:list-style-name="L8">
      <style:text-properties style:text-line-through-style="solid" style:text-line-through-type="single" officeooo:rsid="136b37cf" officeooo:paragraph-rsid="136b37cf"/>
    </style:style>
    <style:style style:name="P92" style:family="paragraph" style:parent-style-name="Text_20_body" style:list-style-name="L8">
      <style:text-properties officeooo:rsid="1373d5fb" officeooo:paragraph-rsid="1373d5fb"/>
    </style:style>
    <style:style style:name="P93" style:family="paragraph" style:parent-style-name="Text_20_body" style:list-style-name="L8">
      <style:text-properties officeooo:rsid="136be96e" officeooo:paragraph-rsid="136be96e"/>
    </style:style>
    <style:style style:name="P94" style:family="paragraph" style:parent-style-name="Text_20_body" style:list-style-name="L8">
      <style:text-properties officeooo:rsid="137804fa" officeooo:paragraph-rsid="137804fa"/>
    </style:style>
    <style:style style:name="P95" style:family="paragraph" style:parent-style-name="Text_20_body" style:list-style-name="L8">
      <style:text-properties officeooo:rsid="137a6fb9" officeooo:paragraph-rsid="137a6fb9"/>
    </style:style>
    <style:style style:name="P96" style:family="paragraph" style:parent-style-name="Text_20_body" style:list-style-name="L8">
      <style:text-properties officeooo:rsid="136f4a86" officeooo:paragraph-rsid="136f4a86"/>
    </style:style>
    <style:style style:name="P97" style:family="paragraph" style:parent-style-name="Text_20_body" style:list-style-name="L9">
      <style:text-properties officeooo:rsid="135e1072" officeooo:paragraph-rsid="13f39f28"/>
    </style:style>
    <style:style style:name="P98" style:family="paragraph" style:parent-style-name="Text_20_body" style:list-style-name="L9">
      <style:text-properties officeooo:rsid="14640bdc" officeooo:paragraph-rsid="13f39f28"/>
    </style:style>
    <style:style style:name="P99" style:family="paragraph" style:parent-style-name="Text_20_body" style:list-style-name="L9">
      <style:text-properties officeooo:rsid="13fbbac4" officeooo:paragraph-rsid="13fbbac4"/>
    </style:style>
    <style:style style:name="P100" style:family="paragraph" style:parent-style-name="Text_20_body" style:list-style-name="L9">
      <style:text-properties officeooo:rsid="140fb9d8" officeooo:paragraph-rsid="140fb9d8"/>
    </style:style>
    <style:style style:name="P101" style:family="paragraph" style:parent-style-name="Text_20_body" style:list-style-name="L9">
      <style:text-properties officeooo:rsid="13f71362" officeooo:paragraph-rsid="13f71362"/>
    </style:style>
    <style:style style:name="P102" style:family="paragraph" style:parent-style-name="Text_20_body" style:list-style-name="L9">
      <style:text-properties officeooo:rsid="135f6999" officeooo:paragraph-rsid="13f39f28"/>
    </style:style>
    <style:style style:name="P103" style:family="paragraph" style:parent-style-name="Text_20_body" style:list-style-name="L9">
      <style:text-properties officeooo:rsid="13f81d8c" officeooo:paragraph-rsid="13f81d8c"/>
    </style:style>
    <style:style style:name="P104" style:family="paragraph" style:parent-style-name="Text_20_body" style:list-style-name="L9">
      <style:text-properties officeooo:rsid="13f964f4" officeooo:paragraph-rsid="13f964f4"/>
    </style:style>
    <style:style style:name="P105" style:family="paragraph" style:parent-style-name="Text_20_body" style:list-style-name="L9">
      <style:text-properties officeooo:rsid="1412ff72" officeooo:paragraph-rsid="1412ff72"/>
    </style:style>
    <style:style style:name="P106" style:family="paragraph" style:parent-style-name="Text_20_body" style:list-style-name="L9">
      <style:text-properties officeooo:rsid="142f7e64" officeooo:paragraph-rsid="142f7e64"/>
    </style:style>
    <style:style style:name="P107" style:family="paragraph" style:parent-style-name="Text_20_body" style:list-style-name="L9">
      <style:text-properties officeooo:rsid="14310527" officeooo:paragraph-rsid="143da0a4"/>
    </style:style>
    <style:style style:name="P108" style:family="paragraph" style:parent-style-name="Text_20_body" style:list-style-name="L10">
      <style:text-properties officeooo:rsid="13c6f397" officeooo:paragraph-rsid="13c6f397"/>
    </style:style>
    <style:style style:name="P109" style:family="paragraph" style:parent-style-name="Text_20_body" style:list-style-name="L10">
      <style:text-properties officeooo:rsid="1439a25c" officeooo:paragraph-rsid="1439a25c"/>
    </style:style>
    <style:style style:name="P110" style:family="paragraph" style:parent-style-name="Text_20_body" style:list-style-name="L11">
      <style:text-properties fo:font-style="normal" officeooo:rsid="13c94add" officeooo:paragraph-rsid="13c94add" style:font-style-asian="normal" style:font-style-complex="normal"/>
    </style:style>
    <style:style style:name="P111" style:family="paragraph" style:parent-style-name="Text_20_body" style:list-style-name="L23">
      <style:text-properties fo:font-style="normal" officeooo:rsid="1446c8c5" officeooo:paragraph-rsid="1446c8c5" style:font-style-asian="normal" style:font-style-complex="normal"/>
    </style:style>
    <style:style style:name="P112" style:family="paragraph" style:parent-style-name="Text_20_body" style:list-style-name="L23">
      <style:text-properties fo:font-style="normal" officeooo:rsid="13aa8c6e" officeooo:paragraph-rsid="13aa8c6e" style:font-style-asian="normal" style:font-style-complex="normal"/>
    </style:style>
    <style:style style:name="P113" style:family="paragraph" style:parent-style-name="Text_20_body" style:list-style-name="L23">
      <style:text-properties fo:font-style="normal" officeooo:rsid="13b08c37" officeooo:paragraph-rsid="13b08c37" style:font-style-asian="normal" style:font-style-complex="normal"/>
    </style:style>
    <style:style style:name="P114" style:family="paragraph" style:parent-style-name="Text_20_body" style:list-style-name="L24">
      <style:text-properties fo:font-style="normal" officeooo:rsid="13b05537" officeooo:paragraph-rsid="13b05537" style:font-style-asian="normal" style:font-style-complex="normal"/>
    </style:style>
    <style:style style:name="P115" style:family="paragraph" style:parent-style-name="Text_20_body" style:list-style-name="L25">
      <style:text-properties fo:font-style="normal" officeooo:rsid="142000b9" officeooo:paragraph-rsid="142000b9" style:font-style-asian="normal" style:font-style-complex="normal"/>
    </style:style>
    <style:style style:name="P116" style:family="paragraph" style:parent-style-name="Text_20_body" style:list-style-name="L26">
      <style:text-properties fo:font-style="normal" officeooo:rsid="141f2a76" officeooo:paragraph-rsid="141f2a76" style:font-style-asian="normal" style:font-style-complex="normal"/>
    </style:style>
    <style:style style:name="P117" style:family="paragraph" style:parent-style-name="Text_20_body" style:list-style-name="L26">
      <style:text-properties fo:font-style="normal" officeooo:rsid="1420f3e4" officeooo:paragraph-rsid="1420f3e4" style:font-style-asian="normal" style:font-style-complex="normal"/>
    </style:style>
    <style:style style:name="P118" style:family="paragraph" style:parent-style-name="Text_20_body" style:list-style-name="L27">
      <style:text-properties fo:font-style="normal" officeooo:rsid="142d9cbc" officeooo:paragraph-rsid="142d9cbc" style:font-style-asian="normal" style:font-style-complex="normal"/>
    </style:style>
    <style:style style:name="P119" style:family="paragraph" style:parent-style-name="Text_20_body" style:list-style-name="L21">
      <style:text-properties fo:font-style="normal" officeooo:rsid="138e98fd" officeooo:paragraph-rsid="138e98fd" fo:background-color="#dddddd" style:font-style-asian="normal" style:font-style-complex="normal"/>
    </style:style>
    <style:style style:name="P120" style:family="paragraph" style:parent-style-name="Text_20_body" style:list-style-name="L22">
      <style:text-properties fo:font-style="normal" officeooo:rsid="13ae88bd" officeooo:paragraph-rsid="13ae88bd" fo:background-color="#dddddd" style:font-style-asian="normal" style:font-style-complex="normal"/>
    </style:style>
    <style:style style:name="P121" style:family="paragraph" style:parent-style-name="Text_20_body" style:list-style-name="L23">
      <style:text-properties fo:font-style="normal" officeooo:rsid="13a8a614" officeooo:paragraph-rsid="13a8a614" fo:background-color="#dddddd" style:font-style-asian="normal" style:font-style-complex="normal"/>
    </style:style>
    <style:style style:name="P122" style:family="paragraph" style:parent-style-name="Text_20_body" style:list-style-name="L12">
      <style:text-properties officeooo:rsid="13ee5695" officeooo:paragraph-rsid="13ee5695"/>
    </style:style>
    <style:style style:name="P123" style:family="paragraph" style:parent-style-name="Text_20_body" style:list-style-name="L13">
      <style:text-properties officeooo:rsid="143776d1" officeooo:paragraph-rsid="143776d1"/>
    </style:style>
    <style:style style:name="P124" style:family="paragraph" style:parent-style-name="Text_20_body" style:list-style-name="L14">
      <style:text-properties fo:language="cs" fo:country="CZ" officeooo:rsid="1423313d" officeooo:paragraph-rsid="1423313d"/>
    </style:style>
    <style:style style:name="P125" style:family="paragraph" style:parent-style-name="Text_20_body" style:list-style-name="L15">
      <style:text-properties officeooo:rsid="1428ab36" officeooo:paragraph-rsid="1428ab36"/>
    </style:style>
    <style:style style:name="P126" style:family="paragraph" style:parent-style-name="Text_20_body" style:list-style-name="L15">
      <style:text-properties officeooo:rsid="1424781f" officeooo:paragraph-rsid="1428ab36"/>
    </style:style>
    <style:style style:name="P127" style:family="paragraph" style:parent-style-name="Text_20_body" style:list-style-name="L16">
      <style:text-properties officeooo:rsid="1427b233" officeooo:paragraph-rsid="1427b233"/>
    </style:style>
    <style:style style:name="P128" style:family="paragraph" style:parent-style-name="Text_20_body" style:list-style-name="L16">
      <style:text-properties officeooo:rsid="142a68b6" officeooo:paragraph-rsid="142a68b6"/>
    </style:style>
    <style:style style:name="P129" style:family="paragraph" style:parent-style-name="Text_20_body" style:list-style-name="L17">
      <style:text-properties officeooo:rsid="1418b0f2" officeooo:paragraph-rsid="1418b0f2"/>
    </style:style>
    <style:style style:name="P130" style:family="paragraph" style:parent-style-name="Text_20_body" style:list-style-name="L17">
      <style:text-properties officeooo:rsid="141ca2f0" officeooo:paragraph-rsid="141ca2f0"/>
    </style:style>
    <style:style style:name="P131" style:family="paragraph" style:parent-style-name="Text_20_body" style:list-style-name="L17">
      <style:text-properties officeooo:rsid="141b9780" officeooo:paragraph-rsid="141b9780"/>
    </style:style>
    <style:style style:name="P132" style:family="paragraph" style:parent-style-name="Text_20_body" style:list-style-name="L18">
      <style:text-properties officeooo:rsid="140621d3" officeooo:paragraph-rsid="140621d3"/>
    </style:style>
    <style:style style:name="P133" style:family="paragraph" style:parent-style-name="Text_20_body" style:list-style-name="L18">
      <style:text-properties officeooo:rsid="1407f809" officeooo:paragraph-rsid="1407f809"/>
    </style:style>
    <style:style style:name="P134" style:family="paragraph" style:parent-style-name="Text_20_body" style:list-style-name="L19">
      <style:text-properties officeooo:rsid="14084372" officeooo:paragraph-rsid="14084372"/>
    </style:style>
    <style:style style:name="P135" style:family="paragraph" style:parent-style-name="Text_20_body" style:list-style-name="L19">
      <style:text-properties officeooo:rsid="140a2550" officeooo:paragraph-rsid="140a2550"/>
    </style:style>
    <style:style style:name="P136" style:family="paragraph" style:parent-style-name="Text_20_body" style:list-style-name="L20">
      <style:text-properties officeooo:rsid="13acaa82" officeooo:paragraph-rsid="13acaa82"/>
    </style:style>
    <style:style style:name="P137" style:family="paragraph" style:parent-style-name="Text_20_body" style:list-style-name="L20">
      <style:text-properties officeooo:rsid="13e855f4" officeooo:paragraph-rsid="13e855f4"/>
    </style:style>
    <style:style style:name="P138" style:family="paragraph" style:parent-style-name="Text_20_body" style:list-style-name="L20">
      <style:text-properties officeooo:rsid="13adf654" officeooo:paragraph-rsid="13adf654"/>
    </style:style>
    <style:style style:name="P139" style:family="paragraph" style:parent-style-name="Text_20_body" style:list-style-name="L21">
      <style:text-properties officeooo:rsid="13907447" officeooo:paragraph-rsid="139ead1d" fo:background-color="#dddddd"/>
    </style:style>
    <style:style style:name="P140" style:family="paragraph" style:parent-style-name="Text_20_body" style:list-style-name="L28">
      <style:text-properties officeooo:rsid="1450a7bf" officeooo:paragraph-rsid="1450a7bf"/>
    </style:style>
    <style:style style:name="P141" style:family="paragraph" style:parent-style-name="Text_20_body" style:list-style-name="L29">
      <style:text-properties officeooo:rsid="1454b333" officeooo:paragraph-rsid="1454b333"/>
    </style:style>
    <style:style style:name="P142" style:family="paragraph" style:parent-style-name="Text_20_body" style:list-style-name="L29">
      <style:text-properties officeooo:rsid="1454b333" officeooo:paragraph-rsid="1456c611"/>
    </style:style>
    <style:style style:name="P143" style:family="paragraph" style:parent-style-name="Text_20_body" style:list-style-name="L30">
      <style:text-properties officeooo:rsid="1456c611" officeooo:paragraph-rsid="1456c611"/>
    </style:style>
    <style:style style:name="P144" style:family="paragraph" style:parent-style-name="Text_20_body" style:list-style-name="L30">
      <style:text-properties officeooo:rsid="1456c611" officeooo:paragraph-rsid="1457ca81"/>
    </style:style>
    <style:style style:name="P145" style:family="paragraph" style:parent-style-name="Text_20_body" style:list-style-name="L30">
      <style:text-properties officeooo:rsid="1457ca81" officeooo:paragraph-rsid="1457ca81"/>
    </style:style>
    <style:style style:name="P146" style:family="paragraph" style:parent-style-name="Text_20_body" style:list-style-name="L31">
      <style:text-properties officeooo:rsid="1457ed78" officeooo:paragraph-rsid="1457ed78"/>
    </style:style>
    <style:style style:name="P147" style:family="paragraph" style:parent-style-name="Text_20_body" style:list-style-name="L32">
      <style:text-properties officeooo:rsid="146777a2" officeooo:paragraph-rsid="146777a2"/>
    </style:style>
    <style:style style:name="P148" style:family="paragraph" style:parent-style-name="Text_20_body" style:list-style-name="L32">
      <style:text-properties officeooo:rsid="146970d4" officeooo:paragraph-rsid="146970d4"/>
    </style:style>
    <style:style style:name="P149" style:family="paragraph" style:parent-style-name="Text_20_body" style:list-style-name="L32">
      <style:text-properties officeooo:rsid="1469e673" officeooo:paragraph-rsid="1469e673"/>
    </style:style>
    <style:style style:name="P150" style:family="paragraph" style:parent-style-name="Text_20_body" style:list-style-name="L33">
      <style:text-properties officeooo:rsid="145c1699" officeooo:paragraph-rsid="145c1699"/>
    </style:style>
    <style:style style:name="P151" style:family="paragraph" style:parent-style-name="Text_20_body" style:list-style-name="L33">
      <style:text-properties officeooo:rsid="145c66c2" officeooo:paragraph-rsid="145c66c2"/>
    </style:style>
    <style:style style:name="P152" style:family="paragraph" style:parent-style-name="Text_20_body" style:list-style-name="L34">
      <style:text-properties officeooo:rsid="1461b9f1" officeooo:paragraph-rsid="1461b9f1"/>
    </style:style>
    <style:style style:name="P153" style:family="paragraph" style:parent-style-name="Text_20_body" style:list-style-name="L37">
      <style:text-properties officeooo:rsid="17043ea5" officeooo:paragraph-rsid="146b48dc"/>
    </style:style>
    <style:style style:name="P154" style:family="paragraph" style:parent-style-name="Text_20_body" style:list-style-name="L36">
      <style:text-properties officeooo:rsid="1a1cdfe0" officeooo:paragraph-rsid="146b48dc"/>
    </style:style>
    <style:style style:name="P155" style:family="paragraph" style:parent-style-name="Text_20_body">
      <style:text-properties officeooo:rsid="1a1cdfe0" officeooo:paragraph-rsid="146b48dc"/>
    </style:style>
    <style:style style:name="P156" style:family="paragraph" style:parent-style-name="Text_20_body">
      <style:text-properties officeooo:rsid="1a1df832" officeooo:paragraph-rsid="146b48dc"/>
    </style:style>
    <style:style style:name="P157" style:family="paragraph" style:parent-style-name="Text_20_body">
      <style:text-properties officeooo:rsid="1a1f7c4f" officeooo:paragraph-rsid="146b48dc"/>
    </style:style>
    <style:style style:name="P158" style:family="paragraph" style:parent-style-name="Text_20_body">
      <style:text-properties officeooo:rsid="1a21333a" officeooo:paragraph-rsid="146b48dc"/>
    </style:style>
    <style:style style:name="P159" style:family="paragraph" style:parent-style-name="Text_20_body" style:list-style-name="L37">
      <style:text-properties officeooo:rsid="17014996" officeooo:paragraph-rsid="146b48dc"/>
    </style:style>
    <style:style style:name="P160" style:family="paragraph" style:parent-style-name="Heading_20_3">
      <style:text-properties officeooo:paragraph-rsid="146b48dc"/>
    </style:style>
    <style:style style:name="P161" style:family="paragraph" style:parent-style-name="Heading_20_1">
      <style:text-properties officeooo:rsid="13b5c3ac" officeooo:paragraph-rsid="13b5c3ac"/>
    </style:style>
    <style:style style:name="P162" style:family="paragraph" style:parent-style-name="Heading_20_1">
      <style:text-properties officeooo:rsid="144834f2" officeooo:paragraph-rsid="144834f2"/>
    </style:style>
    <style:style style:name="P163" style:family="paragraph" style:parent-style-name="Heading_20_1">
      <style:text-properties officeooo:rsid="13f39f28" officeooo:paragraph-rsid="13f39f28"/>
    </style:style>
    <style:style style:name="P164" style:family="paragraph" style:parent-style-name="Heading_20_1">
      <style:text-properties officeooo:paragraph-rsid="13c4edb1"/>
    </style:style>
    <style:style style:name="P165" style:family="paragraph" style:parent-style-name="Heading_20_1">
      <style:text-properties officeooo:rsid="13ea7785" officeooo:paragraph-rsid="13ea7785"/>
    </style:style>
    <style:style style:name="P166" style:family="paragraph" style:parent-style-name="Heading_20_1">
      <style:paragraph-properties fo:break-before="page"/>
      <style:text-properties officeooo:paragraph-rsid="13c897d6"/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5702e"/>
    </style:style>
    <style:style style:name="T5" style:family="text">
      <style:text-properties officeooo:rsid="1378cbc6"/>
    </style:style>
    <style:style style:name="T6" style:family="text">
      <style:text-properties officeooo:rsid="1382d846"/>
    </style:style>
    <style:style style:name="T7" style:family="text">
      <style:text-properties officeooo:rsid="13881fdb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135e8594" style:font-style-asian="normal" style:font-style-complex="normal"/>
    </style:style>
    <style:style style:name="T10" style:family="text">
      <style:text-properties fo:font-style="normal" officeooo:rsid="135fff19" style:font-style-asian="normal" style:font-style-complex="normal"/>
    </style:style>
    <style:style style:name="T11" style:family="text">
      <style:text-properties fo:font-style="normal" officeooo:rsid="13899dca" style:font-style-asian="normal" style:font-style-complex="normal"/>
    </style:style>
    <style:style style:name="T12" style:family="text">
      <style:text-properties fo:font-style="normal" officeooo:rsid="138e98fd" style:font-style-asian="normal" style:font-style-complex="normal"/>
    </style:style>
    <style:style style:name="T13" style:family="text">
      <style:text-properties fo:font-style="normal" officeooo:rsid="13916f41" style:font-style-asian="normal" style:font-style-complex="normal"/>
    </style:style>
    <style:style style:name="T14" style:family="text">
      <style:text-properties fo:font-style="normal" officeooo:rsid="139dcf1a" style:font-style-asian="normal" style:font-style-complex="normal"/>
    </style:style>
    <style:style style:name="T15" style:family="text">
      <style:text-properties fo:font-style="normal" officeooo:rsid="13a076e8" style:font-style-asian="normal" style:font-style-complex="normal"/>
    </style:style>
    <style:style style:name="T16" style:family="text">
      <style:text-properties fo:font-style="normal" officeooo:rsid="13a1ddfe" style:font-style-asian="normal" style:font-style-complex="normal"/>
    </style:style>
    <style:style style:name="T17" style:family="text">
      <style:text-properties fo:font-style="normal" officeooo:rsid="13b05537" style:font-style-asian="normal" style:font-style-complex="normal"/>
    </style:style>
    <style:style style:name="T18" style:family="text">
      <style:text-properties fo:font-style="normal" officeooo:rsid="13c6f397" style:font-style-asian="normal" style:font-style-complex="normal"/>
    </style:style>
    <style:style style:name="T19" style:family="text">
      <style:text-properties fo:font-style="normal" officeooo:rsid="141cb78f" style:font-style-asian="normal" style:font-style-complex="normal"/>
    </style:style>
    <style:style style:name="T20" style:family="text">
      <style:text-properties fo:font-style="normal" officeooo:rsid="141dc750" style:font-style-asian="normal" style:font-style-complex="normal"/>
    </style:style>
    <style:style style:name="T21" style:family="text">
      <style:text-properties fo:font-style="normal" officeooo:rsid="143a34c1" style:font-style-asian="normal" style:font-style-complex="normal"/>
    </style:style>
    <style:style style:name="T22" style:family="text">
      <style:text-properties officeooo:rsid="1395e390"/>
    </style:style>
    <style:style style:name="T23" style:family="text">
      <style:text-properties officeooo:rsid="139bacbb"/>
    </style:style>
    <style:style style:name="T24" style:family="text">
      <style:text-properties officeooo:rsid="13adf654"/>
    </style:style>
    <style:style style:name="T25" style:family="text">
      <style:text-properties officeooo:rsid="13b21bfc"/>
    </style:style>
    <style:style style:name="T26" style:family="text">
      <style:text-properties officeooo:rsid="13b7f7d4"/>
    </style:style>
    <style:style style:name="T27" style:family="text">
      <style:text-properties officeooo:rsid="13c1899b"/>
    </style:style>
    <style:style style:name="T28" style:family="text">
      <style:text-properties officeooo:rsid="13c1fab2"/>
    </style:style>
    <style:style style:name="T29" style:family="text">
      <style:text-properties officeooo:rsid="13c2e072"/>
    </style:style>
    <style:style style:name="T30" style:family="text">
      <style:text-properties officeooo:rsid="13c9888f"/>
    </style:style>
    <style:style style:name="T31" style:family="text">
      <style:text-properties officeooo:rsid="13cd22ab"/>
    </style:style>
    <style:style style:name="T32" style:family="text">
      <style:text-properties officeooo:rsid="13cd8889"/>
    </style:style>
    <style:style style:name="T33" style:family="text">
      <style:text-properties officeooo:rsid="13d19e21"/>
    </style:style>
    <style:style style:name="T34" style:family="text">
      <style:text-properties officeooo:rsid="13d580e7"/>
    </style:style>
    <style:style style:name="T35" style:family="text">
      <style:text-properties officeooo:rsid="13d635aa"/>
    </style:style>
    <style:style style:name="T36" style:family="text">
      <style:text-properties officeooo:rsid="13dcb6db"/>
    </style:style>
    <style:style style:name="T37" style:family="text">
      <style:text-properties officeooo:rsid="13ea7785"/>
    </style:style>
    <style:style style:name="T38" style:family="text">
      <style:text-properties officeooo:rsid="13ed382f"/>
    </style:style>
    <style:style style:name="T39" style:family="text">
      <style:text-properties officeooo:rsid="13f17801"/>
    </style:style>
    <style:style style:name="T40" style:family="text">
      <style:text-properties officeooo:rsid="13f31eb7"/>
    </style:style>
    <style:style style:name="T41" style:family="text">
      <style:text-properties officeooo:rsid="13f697a9"/>
    </style:style>
    <style:style style:name="T42" style:family="text">
      <style:text-properties officeooo:rsid="13f71362"/>
    </style:style>
    <style:style style:name="T43" style:family="text">
      <style:text-properties officeooo:rsid="13fd640b"/>
    </style:style>
    <style:style style:name="T44" style:family="text">
      <style:text-properties officeooo:rsid="140023a2"/>
    </style:style>
    <style:style style:name="T45" style:family="text">
      <style:text-properties officeooo:rsid="1403f3f3"/>
    </style:style>
    <style:style style:name="T46" style:family="text">
      <style:text-properties officeooo:rsid="14054195"/>
    </style:style>
    <style:style style:name="T47" style:family="text">
      <style:text-properties officeooo:rsid="140cac1a"/>
    </style:style>
    <style:style style:name="T48" style:family="text">
      <style:text-properties officeooo:rsid="140e4039"/>
    </style:style>
    <style:style style:name="T49" style:family="text">
      <style:text-properties officeooo:rsid="1410a9e9"/>
    </style:style>
    <style:style style:name="T50" style:family="text">
      <style:text-properties officeooo:rsid="14111809"/>
    </style:style>
    <style:style style:name="T51" style:family="text">
      <style:text-properties officeooo:rsid="14141f3e"/>
    </style:style>
    <style:style style:name="T52" style:family="text">
      <style:text-properties officeooo:rsid="14150045"/>
    </style:style>
    <style:style style:name="T53" style:family="text">
      <style:text-properties fo:language="cs" fo:country="CZ"/>
    </style:style>
    <style:style style:name="T54" style:family="text">
      <style:text-properties fo:language="cs" fo:country="CZ" fo:font-style="normal" style:font-style-asian="normal" style:font-style-complex="normal"/>
    </style:style>
    <style:style style:name="T55" style:family="text">
      <style:text-properties fo:language="cs" fo:country="CZ" fo:font-style="normal" officeooo:rsid="13f4f149" style:font-style-asian="normal" style:font-style-complex="normal"/>
    </style:style>
    <style:style style:name="T56" style:family="text">
      <style:text-properties fo:language="cs" fo:country="CZ" fo:font-style="normal" officeooo:rsid="14045e74" style:font-style-asian="normal" style:font-style-complex="normal"/>
    </style:style>
    <style:style style:name="T57" style:family="text">
      <style:text-properties fo:language="cs" fo:country="CZ" fo:font-style="normal" officeooo:rsid="1402cd26" style:font-style-asian="normal" style:font-style-complex="normal"/>
    </style:style>
    <style:style style:name="T58" style:family="text">
      <style:text-properties fo:language="cs" fo:country="CZ" fo:font-style="normal" officeooo:rsid="141a1046" style:font-style-asian="normal" style:font-style-complex="normal"/>
    </style:style>
    <style:style style:name="T59" style:family="text">
      <style:text-properties fo:language="cs" fo:country="CZ" officeooo:rsid="16b81fd2"/>
    </style:style>
    <style:style style:name="T60" style:family="text">
      <style:text-properties fo:language="cs" fo:country="CZ" officeooo:rsid="1a22393c"/>
    </style:style>
    <style:style style:name="T61" style:family="text">
      <style:text-properties officeooo:rsid="1428ab36"/>
    </style:style>
    <style:style style:name="T62" style:family="text">
      <style:text-properties officeooo:rsid="1432cbf0"/>
    </style:style>
    <style:style style:name="T63" style:family="text">
      <style:text-properties officeooo:rsid="14380e93"/>
    </style:style>
    <style:style style:name="T64" style:family="text">
      <style:text-properties officeooo:rsid="143a47c4"/>
    </style:style>
    <style:style style:name="T65" style:family="text">
      <style:text-properties officeooo:rsid="143da0a4"/>
    </style:style>
    <style:style style:name="T66" style:family="text">
      <style:text-properties officeooo:rsid="14340fe0"/>
    </style:style>
    <style:style style:name="T67" style:family="text">
      <style:text-properties officeooo:rsid="143e37fe"/>
    </style:style>
    <style:style style:name="T68" style:family="text">
      <style:text-properties officeooo:rsid="143f742f"/>
    </style:style>
    <style:style style:name="T69" style:family="text">
      <style:text-properties officeooo:rsid="1443a1a3"/>
    </style:style>
    <style:style style:name="T70" style:family="text">
      <style:text-properties officeooo:rsid="1443c9b7"/>
    </style:style>
    <style:style style:name="T71" style:family="text">
      <style:text-properties officeooo:rsid="1444fd5a"/>
    </style:style>
    <style:style style:name="T72" style:family="text">
      <style:text-properties officeooo:rsid="1446c8c5"/>
    </style:style>
    <style:style style:name="T73" style:family="text">
      <style:text-properties officeooo:rsid="13aa8c6e"/>
    </style:style>
    <style:style style:name="T74" style:family="text">
      <style:text-properties officeooo:rsid="144e59db"/>
    </style:style>
    <style:style style:name="T75" style:family="text">
      <style:text-properties officeooo:rsid="144f165f"/>
    </style:style>
    <style:style style:name="T76" style:family="text">
      <style:text-properties officeooo:rsid="1451acd9"/>
    </style:style>
    <style:style style:name="T77" style:family="text">
      <style:text-properties officeooo:rsid="1452d79b"/>
    </style:style>
    <style:style style:name="T78" style:family="text">
      <style:text-properties officeooo:rsid="1456153a"/>
    </style:style>
    <style:style style:name="T79" style:family="text">
      <style:text-properties officeooo:rsid="1456c611"/>
    </style:style>
    <style:style style:name="T80" style:family="text">
      <style:text-properties officeooo:rsid="145a64de"/>
    </style:style>
    <style:style style:name="T81" style:family="text">
      <style:text-properties officeooo:rsid="145fff37"/>
    </style:style>
    <style:style style:name="T82" style:family="text">
      <style:text-properties officeooo:rsid="14633ac5"/>
    </style:style>
    <style:style style:name="T83" style:family="text">
      <style:text-properties officeooo:rsid="14650111"/>
    </style:style>
    <style:style style:name="T84" style:family="text">
      <style:text-properties fo:background-color="#dddddd" loext:char-shading-value="0"/>
    </style:style>
    <style:style style:name="T85" style:family="text">
      <style:text-properties officeooo:rsid="13aa8c6e" fo:background-color="#dddddd" loext:char-shading-value="0"/>
    </style:style>
    <style:style style:name="T86" style:family="text">
      <style:text-properties officeooo:rsid="146a9a30"/>
    </style:style>
    <style:style style:name="T87" style:family="text">
      <style:text-properties fo:color="#6482ff" fo:language="cs" fo:country="CZ"/>
    </style:style>
    <style:style style:name="T88" style:family="text">
      <style:text-properties fo:language="en" fo:country="US"/>
    </style:style>
    <style:style style:name="T89" style:family="text">
      <style:text-properties officeooo:rsid="17039534"/>
    </style:style>
    <style:style style:name="T90" style:family="text">
      <style:text-properties officeooo:rsid="17029e0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/>
      <text:p text:style-name="Text_20_body"/>
      <text:p text:style-name="Text_20_body"/>
      <text:p text:style-name="P67">Dakara</text:p>
      <text:p text:style-name="P66"/>
      <text:p text:style-name="P66"/>
      <text:p text:style-name="P69">Dungeoncrawl</text:p>
      <text:p text:style-name="P68"/>
      <text:p text:style-name="P70">Poznámky ke kampani</text:p>
      <text:p text:style-name="P68"/>
      <text:p text:style-name="P68"/>
      <text:p text:style-name="P68"/>
      <text:p text:style-name="P68"/>
      <text:p text:style-name="P71"/>
      <text:p text:style-name="P1"/>
      <text:p text:style-name="P72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73"><text:a xlink:type="simple" xlink:href="#__RefHeading___Toc241_443151022" text:style-name="Internet_20_link" text:visited-style-name="Internet_20_link">Poznámky k první session</text:a><text:tab/>2</text:p>
          <text:p text:style-name="P74"><text:a xlink:type="simple" xlink:href="#__RefHeading___Toc243_443151022" text:style-name="Internet_20_link" text:visited-style-name="Internet_20_link">Akademie</text:a><text:tab/>5</text:p>
        </text:index-body>
      </text:table-of-content>
      <text:p text:style-name="Text_20_body"/>
      <text:h text:style-name="P166" text:outline-level="1">TODO</text:h>
      <text:p text:style-name="P39">Časem by se o artefakty mohli začít zajímat i Seveřani a někdo z říše.</text:p>
      <text:h text:style-name="P161" text:outline-level="1">K vymyšlení</text:h>
      <text:p text:style-name="P47">Kdo využije Vanju jako assassinku a proč?</text:p>
      <text:list xml:id="list1333467880" text:style-name="L1">
        <text:list-item>
          <text:p text:style-name="P76">Bude ji vydírat, nebo jí prostě jen dost zaplatí? Nebo za to nabídne třeba postavení <text:span text:style-name="T52">(to je vlastně ve Vadoře dáno majetkem)</text:span>? <text:span text:style-name="T52">Možná ji nabídne dům ve Vadoře, čímž se z ní stane měšťanka?</text:span></text:p>
        </text:list-item>
      </text:list>
      <text:p text:style-name="P50">Pod jakou satrapii Město patří?</text:p>
      <text:list xml:id="list222681292" text:style-name="L2">
        <text:list-item>
          <text:p text:style-name="P77">Pod Dórskou (tj. domovská satrapie Filipa Velikého)<text:span text:style-name="T22">.</text:span></text:p>
        </text:list-item>
      </text:list>
      <text:list xml:id="list2957425075" text:style-name="L3">
        <text:list-item>
          <text:p text:style-name="P78">Kdo je satrapou?</text:p>
        </text:list-item>
      </text:list>
      <text:p text:style-name="P56">Jak se jmenuje domovská země dobyvatele?</text:p>
      <text:list xml:id="list2226987494" text:style-name="L4">
        <text:list-item>
          <text:p text:style-name="P79">Dórské království</text:p>
        </text:list-item>
      </text:list>
      <text:p text:style-name="P14">Kdo si činí nárok na trůn po dobyvateli?</text:p>
      <text:list xml:id="list1375284918" text:style-name="L5">
        <text:list-header>
          <text:p text:style-name="P80">Mohli by být 3 – ať jich není zbytečně moc.</text:p>
        </text:list-header>
      </text:list>
      <text:list xml:id="list1679524003" text:style-name="L6">
        <text:list-item>
          <text:p text:style-name="P81">Který z následníků bude vládnout naší satrapii?</text:p>
          <text:list>
            <text:list-item>
              <text:p text:style-name="P81">Asi by to měl být ten <text:span text:style-name="T23">(nebo ta?)</text:span>, koho Filip nechal doma spravovat království, <text:span text:style-name="T23">případně jeho potomek.</text:span></text:p>
            </text:list-item>
          </text:list>
        </text:list-item>
      </text:list>
      <text:h text:style-name="P162" text:outline-level="1"><text:soft-page-break/>Nápady</text:h>
      <text:p text:style-name="P55">Throne of Thunder <text:span text:style-name="T74">(to by ve skutečnosti mohla být orkská zbraň)</text:span></text:p>
      <text:p text:style-name="P55">- město, pevnost, nebo tak něco. Jdou tam vyvolávat bouře.</text:p>
      <text:p text:style-name="P55">- někdo to spustí a začne to generovat nekontrolovatelné bouře v náhodných směrech.</text:p>
      <text:p text:style-name="P57">- směry pohybu bouří se protnou právě tady.</text:p>
      <text:p text:style-name="P58">Časem by taky mohly přijít série ničivých zemětřesení.</text:p>
      <text:h text:style-name="Heading_20_1" text:outline-level="1"><text:bookmark-start text:name="__RefHeading___Toc241_443151022"/>Poznámky k první session<text:bookmark-end text:name="__RefHeading___Toc241_443151022"/></text:h>
      <text:p text:style-name="P2">Akademie (a knihovna) by mohla být před hradbami.</text:p>
      <text:p text:style-name="P4">Bac<text:span text:style-name="T27">k</text:span>ground story:</text:p>
      <text:list xml:id="list1155193794" text:style-name="L7">
        <text:list-item>
          <text:p text:style-name="P82">Jeden z daidochů (původně generálové Dobyvatele, kteří teď bojují mezi sebou) odvolá posádku města zpět na kontinent.</text:p>
        </text:list-item>
      </text:list>
      <text:p text:style-name="P3"><text:span text:style-name="T1">Plot ideas</text:span>:</text:p>
      <text:list xml:id="list3867869255" text:style-name="L8">
        <text:list-item>
          <text:p text:style-name="P83">Někdo by mohl z knihovny krást knihy.</text:p>
          <text:list>
            <text:list-item>
              <text:p text:style-name="P84">Nejspíš na prodej, ale může tím současně odvádět pozornost od jiných důvodů krádeže.</text:p>
              <text:list>
                <text:list-item>
                  <text:p text:style-name="P85">Mohly by to být třeba knihy o starých civilizacích.</text:p>
                  <text:list>
                    <text:list-item>
                      <text:p text:style-name="P86">Kradou je neo-elfové, ofc.</text:p>
                      <text:list>
                        <text:list-item>
                          <text:p text:style-name="P87">A dělají to proto, aby k nim neměl přístup nikdo další (sami by si je mohli přečíst i bez toho).</text:p>
                        </text:list-item>
                        <text:list-item>
                          <text:p text:style-name="P88"><text:soft-page-break/>Někteří z nich určitě v knihovně p<text:span text:style-name="T75">ů</text:span>soběj taky. Možná dokonce hlavní archivář by mohl být jedním z nich <text:span text:style-name="T29">(je to tak)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9">Co se děje v podsvětí?</text:p>
          <text:list>
            <text:list-item>
              <text:p text:style-name="P90">Někdo by nad ním mohl zkusit převzít kontrolu (nový „šéf“ bude mít k ruce vojáky maskované za bouchače).</text:p>
              <text:list>
                <text:list-item>
                  <text:p text:style-name="P91">Proč by to ale dělal? <text:span text:style-name="T2">Smysl dává spíš převzít kontrolu nad městskou gardou – o tom později. Jinak leda kvůli informátorům.</text:span></text:p>
                </text:list-item>
              </text:list>
            </text:list-item>
            <text:list-item>
              <text:p text:style-name="P92">Někdo <text:span text:style-name="T28">(stratég)</text:span> začne likvidovat informátory (příprava na puč).</text:p>
            </text:list-item>
          </text:list>
        </text:list-item>
        <text:list-item>
          <text:p text:style-name="P93">Poté, co odpluje armáda, <text:span text:style-name="T4">archon (ten, co má pod palcem armádu)</text:span> najme žoldnéřskou kumpanii s tím, že přebírá obranu města před orky a gobliny.</text:p>
          <text:list>
            <text:list-item>
              <text:p text:style-name="P94">Háček je v tom, že si to nenechal schválit od senátu, <text:span text:style-name="T5">a že ty žoldáky platí on osobně, místo aby je platilo město</text:span>.</text:p>
              <text:list>
                <text:list-item>
                  <text:p text:style-name="P95">Plánuje samozřejmě převzít ve městě moc.</text:p>
                </text:list-item>
              </text:list>
            </text:list-item>
          </text:list>
        </text:list-item>
        <text:list-item>
          <text:p text:style-name="P96">Časem by garda mohla zkusit zabavovat náklad lodí v přístavu – to zcela určitě povede k otevřenému boji.</text:p>
        </text:list-item>
      </text:list>
      <text:p text:style-name="P5">Že by ve Městě sídlil satrapa a celé pobřeží by byla jedna satrapie? <text:span text:style-name="T3">I když ta spíš bude větší a bude k ní patřit několik států na kontinentu.</text:span></text:p>
      <text:p text:style-name="P6">Note: Archon, který má na starost správu města, je extrémně paranoidní a neustále chodí s ozbrojeným doprovodem (jeho osobní garda, nikoliv přidělená městem).</text:p>
      <text:p text:style-name="P7"><text:soft-page-break/>Městskou radu by asi spíš měl tvořit archon (správa města), stratég (generál) a – těžko říct, něco ve stylu high priesta.</text:p>
      <text:p text:style-name="P7"/>
      <text:p text:style-name="P7"><text:a xlink:type="simple" xlink:href="https://books.google.cz/books?id=RMiK1490InQC&amp;pg=PT250&amp;lpg=PT250&amp;dq=hellenistic+high+priest+title&amp;source=bl&amp;ots=LyXRa53Hw_&amp;sig=MjgUjsxK6Ftn6r1s06lr61FqJ5w&amp;hl=en&amp;sa=X&amp;redir_esc=y#v=onepage&amp;q=hellenistic%20high%20priest%20title&amp;f=false" text:style-name="Internet_20_link" text:visited-style-name="Visited_20_Internet_20_Link">https://books.google.cz/books?id=RMiK1490InQC&amp;pg=PT250&amp;lpg=PT250&amp;dq=hellenistic+high+priest+title&amp;source=bl&amp;ots=LyXRa53Hw_&amp;sig=MjgUjsxK6Ftn6r1s06lr61FqJ5w&amp;hl=en&amp;sa=X&amp;redir_esc=y#v=onepage&amp;q=hellenistic%20high%20priest%20title&amp;f=false</text:a></text:p>
      <text:p text:style-name="P7"/>
      <text:p text:style-name="P8"><text:a xlink:type="simple" xlink:href="http://www.academia.edu/3560321/The_Social_Construction_of_Priests_and_Priestesses_in_Athenian_Honorific_Decrees_from_the_fourth_century_BC_to_the_Augustan_period" text:style-name="Internet_20_link" text:visited-style-name="Visited_20_Internet_20_Link">http://www.academia.edu/3560321/The_Social_Construction_of_Priests_and_Priestesses_in_Athenian_Honorific_Decrees_from_the_fourth_century_BC_to_the_Augustan_period</text:a></text:p>
      <text:p text:style-name="P8"/>
      <text:p text:style-name="P9"><text:a xlink:type="simple" xlink:href="https://en.wikipedia.org/wiki/Classical_Athens" text:style-name="Internet_20_link" text:visited-style-name="Visited_20_Internet_20_Link">https://en.wikipedia.org/wiki/Classical_Athens</text:a> <text:span text:style-name="T6">(zajímavá by mohla bejt sekce public buildins)</text:span></text:p>
      <text:h text:style-name="P163" text:outline-level="1">PCs</text:h>
      <text:p text:style-name="P43">Postavy:</text:p>
      <text:list xml:id="list3291075859" text:style-name="L9">
        <text:list-item>
          <text:p text:style-name="P98">Belzebák – kudůk, ranař</text:p>
          <text:list>
            <text:list-item>
              <text:p text:style-name="P99">Maká v Rak<text:span text:style-name="T50">n</text:span>osově taverně, <text:span text:style-name="T43">má nejspíš kontakty s podsvětím.</text:span></text:p>
            </text:list-item>
            <text:list-item>
              <text:p text:style-name="P100">Kontakt: <text:span text:style-name="T49">Raknos – kudůk, majitel Raknosovy taverny, člen Vadorského podsvětí.</text:span></text:p>
            </text:list-item>
          </text:list>
        </text:list-item>
        <text:list-item>
          <text:p text:style-name="P97"><text:span text:style-name="T41">Orbin – elfský p</text:span>ísař <text:span text:style-name="T39">(Orbit)</text:span></text:p>
          <text:list>
            <text:list-item>
              <text:p text:style-name="P101">Otec byl učenec, od něj zná staré jazyky a tak.</text:p>
            </text:list-item>
            <text:list-item>
              <text:p text:style-name="P102"><text:soft-page-break/><text:span text:style-name="T42">Má známé v Akademii (zejména v knihovně) a zná ho i pár aristokratů a bohatých kupců vlastnících knihovnu, kteří si ho najímali na katalogizaci a tak</text:span>.</text:p>
            </text:list-item>
          </text:list>
        </text:list-item>
        <text:list-item>
          <text:p text:style-name="P97"><text:span text:style-name="T40">Sigmarr (Nikephemos) – seveřan, žoldák intelektuál (</text:span>Ant<text:span text:style-name="T39">)</text:span></text:p>
          <text:list>
            <text:list-item>
              <text:p text:style-name="P103">Původem z malé žoldácké kumpanie, která brzo dorazí do Vadory jako součást armády (několik stovek žoldnéřů).</text:p>
            </text:list-item>
            <text:list-item>
              <text:p text:style-name="P104">Kumpanii (tu malou) vedou dva černí elfové – dvojčata.</text:p>
            </text:list-item>
            <text:list-item>
              <text:p text:style-name="P105">Kontakt: <text:span text:style-name="T51">Vanja – seveřanská žoldačka, bývalá assassinka (což Sigmarr neví).</text:span></text:p>
            </text:list-item>
          </text:list>
        </text:list-item>
        <text:list-item>
          <text:p text:style-name="P106">Bimbam Borůvka (<text:span text:style-name="T64">H</text:span>ač) – hobit, katographer a všeuměl.</text:p>
          <text:list>
            <text:list-item>
              <text:p text:style-name="P107">Kontakt: <text:span text:style-name="T66">Norgat – trpaslík, pouliční obchodník a dohazovač.</text:span></text:p>
            </text:list-item>
          </text:list>
        </text:list-item>
      </text:list>
      <text:h text:style-name="P164" text:outline-level="1">NPCs</text:h>
      <text:h text:style-name="Heading_20_5" text:outline-level="5">Městská správa</text:h>
      <text:p text:style-name="P16">Di<text:span text:style-name="T26">á</text:span>ko<text:span text:style-name="T31">no</text:span>s –<text:span text:style-name="T30"> archon</text:span></text:p>
      <text:p text:style-name="P17">Ádrion – hiero<text:span text:style-name="T32">ph</text:span>ant</text:p>
      <text:p text:style-name="P18">Doruvos - stratég</text:p>
      <text:h text:style-name="Heading_20_5" text:outline-level="5">Akademie</text:h>
      <text:p text:style-name="P11">Perdikus –<text:span text:style-name="T7"> člověk, scholarch, něco přes 60 let</text:span></text:p>
      <text:list xml:id="list1596956117" text:style-name="L10">
        <text:list-item>
          <text:p text:style-name="P108">Příbuzný Filipa Dobyvatele</text:p>
        </text:list-item>
        <text:list-item>
          <text:p text:style-name="P109">Znal Orbinova otce</text:p>
        </text:list-item>
      </text:list>
      <text:p text:style-name="P12"><text:soft-page-break/><text:span text:style-name="T9">Le</text:span><text:span text:style-name="T10">a</text:span><text:span text:style-name="T9">ndor –</text:span><text:span text:style-name="T11"> elf, </text:span><text:span text:style-name="T18">archivář, </text:span><text:span text:style-name="T21">něco přes 40 let</text:span></text:p>
      <text:list xml:id="list449269096" text:style-name="L11">
        <text:list-item>
          <text:p text:style-name="P110">aktuální šéf novoelfského hnutí</text:p>
        </text:list-item>
      </text:list>
      <text:h text:style-name="Heading_20_5" text:outline-level="5">Jižanská delegace</text:h>
      <text:p text:style-name="P24"><text:span text:style-name="T35">Duranaga</text:span> – <text:span text:style-name="T34">starý diplomat, jižanský aristokrat</text:span></text:p>
      <text:p text:style-name="P23">Ašanga – <text:span text:style-name="T33">mladá, </text:span>vysoká, štíhlá atletka <text:span text:style-name="T33">(jižanka)</text:span></text:p>
      <text:p text:style-name="P25">Usambe –<text:span text:style-name="T35"> jižanský šaman</text:span></text:p>
      <text:h text:style-name="Heading_20_5" text:outline-level="5">Elfové</text:h>
      <text:p text:style-name="P41">Tianas – vůdce výpravy</text:p>
      <text:p text:style-name="P41">Ailara – léčitelka, nejspíš Leandorova mladší sestra</text:p>
      <text:h text:style-name="Heading_20_5" text:outline-level="5">Podsvětí</text:h>
      <text:p text:style-name="P45">Rak<text:span text:style-name="T50">n</text:span>os – kudůk, majitel taverny, jeden z T<text:span text:style-name="T44">u</text:span>larových lidí.</text:p>
      <text:p text:style-name="P42">T<text:span text:style-name="T44">u</text:span>lar – chromý žebrák, <text:span text:style-name="T38">vysedává v tavernách a povídá si s lidmi (ať už mu dají almužnu nebo ne).</text:span></text:p>
      <text:list xml:id="list3343712498" text:style-name="L12">
        <text:list-item>
          <text:p text:style-name="P122">Ve skutečnosti je to šéf <text:span text:style-name="T62">zlodějské</text:span> gildy.</text:p>
        </text:list-item>
      </text:list>
      <text:h text:style-name="Heading_20_5" text:outline-level="5">Trpaslická gilda</text:h>
      <text:p text:style-name="P51">Norgat <text:span text:style-name="T82">(Hač mu tuším říká Norat)</text:span> – <text:span text:style-name="T65">trpaslík, pouliční obchodník a dohazovač.</text:span></text:p>
      <text:list xml:id="list697683927" text:style-name="L13">
        <text:list-item>
          <text:p text:style-name="P123">Má kon<text:span text:style-name="T63">t</text:span>akty na zlodějskou gildu, nezná ale jejího šéfa.</text:p>
        </text:list-item>
      </text:list>
      <text:h text:style-name="Heading_20_5" text:outline-level="5">Žoldácká kumpanie „<text:span text:style-name="T53">Černí bratri“</text:span></text:h>
      <text:p text:style-name="P19">Vedou ji dvojčata, černí elfové Esim a Vimeses.</text:p>
      <text:list xml:id="list3004454571" text:style-name="L14">
        <text:list-item>
          <text:p text:style-name="P124"><text:soft-page-break/>Celkem zhruba tucet členů</text:p>
        </text:list-item>
      </text:list>
      <text:p text:style-name="P20">Vanja – seveřanka, bývalá assassinka.</text:p>
      <text:h text:style-name="Heading_20_5" text:outline-level="5">Žoldácká armáda</text:h>
      <text:p text:style-name="P52">Gambek – horský trpaslík, velitel docela velké kumpanie trpaslíků „Plechový hlavy“ (největší kumpanie v armádě).</text:p>
      <text:h text:style-name="Heading_20_5" text:outline-level="5">Žoldácká kumpanie „Plechový hlavy“</text:h>
      <text:list xml:id="list4258013767" text:style-name="L15">
        <text:list-item>
          <text:p text:style-name="P125">Vede ji horský trpaslík Gambek.</text:p>
        </text:list-item>
        <text:list-item>
          <text:p text:style-name="P126">něco přes 200 členů.</text:p>
        </text:list-item>
      </text:list>
      <text:list xml:id="list3533577956" text:style-name="L16">
        <text:list-item>
          <text:p text:style-name="P127">Jsou to těžkooděnci <text:span text:style-name="T61">(nosej stejné přilby a skoro nikdy je nesundávaj).</text:span></text:p>
        </text:list-item>
        <text:list-item>
          <text:p text:style-name="P128">Kumpanii financuje trpaslická Gilda – tenhle job vzali schválně, aby měla Gilda ve Vadoře svoje vojáky.</text:p>
        </text:list-item>
      </text:list>
      <text:h text:style-name="P165" text:outline-level="1">Města</text:h>
      <text:p text:style-name="P40">Vadora</text:p>
      <text:p text:style-name="P53">Abydos <text:span text:style-name="T37">(na sever od Vadory)</text:span></text:p>
      <text:p text:style-name="P54">- kudůcká gilda.</text:p>
      <text:p text:style-name="P21">Bara<text:span text:style-name="T25">d</text:span>ra <text:span text:style-name="T37">(na jih od Vadory)</text:span></text:p>
      <text:h text:style-name="Heading_20_1" text:outline-level="1">Lokace</text:h>
      <text:p text:style-name="P35">Agora</text:p>
      <text:p text:style-name="P31">Budova Senátu (u Agory)</text:p>
      <text:p text:style-name="P32"><text:soft-page-break/>Amfiteátr</text:p>
      <text:p text:style-name="P33">Akademie + knihovna</text:p>
      <text:p text:style-name="P34">Atlétium</text:p>
      <text:p text:style-name="P36">Lázně</text:p>
      <text:p text:style-name="P36">Taverny</text:p>
      <text:p text:style-name="P37">Rezidence aristokratů</text:p>
      <text:p text:style-name="P38">Nekropole (asi mimo město)</text:p>
      <text:h text:style-name="Heading_20_2" text:outline-level="2"><text:bookmark-start text:name="__RefHeading___Toc243_443151022"/>Akademie<text:bookmark-end text:name="__RefHeading___Toc243_443151022"/></text:h>
      <text:p text:style-name="P10">Scholarch: Perdikus <text:span text:style-name="T7">- člověk</text:span></text:p>
      <text:p text:style-name="P13">Archivář: <text:span text:style-name="T9">Le</text:span><text:span text:style-name="T10">a</text:span><text:span text:style-name="T9">ndor –</text:span><text:span text:style-name="T11"> elf</text:span></text:p>
      <text:h text:style-name="Heading_20_2" text:outline-level="2"><text:span text:style-name="T11">S</text:span><text:span text:style-name="T8">igmarrova žoldácká kumpanie</text:span></text:h>
      <text:p text:style-name="P30">Dvojčata – černí elfové (TODO: Jména)</text:p>
      <text:p text:style-name="P48"><text:span text:style-name="T8"><text:tab/></text:span><text:span text:style-name="T19">Esim a </text:span><text:span text:style-name="T20">Vimses</text:span></text:p>
      <text:p text:style-name="P49"><text:span text:style-name="T55">V</text:span><text:span text:style-name="T54">anja – </text:span><text:span text:style-name="T56">seveřanská </text:span><text:span text:style-name="T54">žoldačka, bývalá assassinka.<text:line-break/><text:tab/>„</text:span><text:span text:style-name="T57">No nazdar.</text:span><text:span text:style-name="T54">“ „</text:span><text:span text:style-name="T57">Co chceš?</text:span><text:span text:style-name="T54">“</text:span></text:p>
      <text:list xml:id="list1680662069" text:style-name="L17">
        <text:list-item>
          <text:p text:style-name="P129"><text:span text:style-name="T54">Má dceru Ronju </text:span><text:span text:style-name="T58">(tak 5-6 let)</text:span></text:p>
          <text:list>
            <text:list-item>
              <text:p text:style-name="P130"><text:span text:style-name="T58">R</text:span><text:span text:style-name="T54">onja je maskotem kumpanie</text:span></text:p>
            </text:list-item>
          </text:list>
        </text:list-item>
        <text:list-item>
          <text:p text:style-name="P131"><text:span text:style-name="T58">C</text:span><text:span text:style-name="T54">hce se stát měšťankou</text:span></text:p>
        </text:list-item>
      </text:list>
      <text:h text:style-name="Heading_20_1" text:outline-level="1"><text:soft-page-break/><text:span text:style-name="T11">U</text:span><text:span text:style-name="T8">dálosti</text:span></text:h>
      <text:h text:style-name="Heading_20_3" text:outline-level="3"><text:span text:style-name="T11">G</text:span><text:span text:style-name="T8">lobální události</text:span></text:h>
      <text:p text:style-name="P22">Filip Veliký je už několik let mrtev a nevypadá to, že se jeho nástupníci dohodnou. <text:span text:style-name="T46">V Dórské říši se s</text:span>chyluje k <text:span text:style-name="T45">občanské</text:span> válce.</text:p>
      <text:h text:style-name="Heading_20_3" text:outline-level="3">Lokální události</text:h>
      <text:p text:style-name="P46">Dórská aristokracie <text:span text:style-name="T67">vs Icénské obchodnické rodiny</text:span>.</text:p>
      <text:list xml:id="list3267024897" text:style-name="L18">
        <text:list-item>
          <text:p text:style-name="P132"><text:span text:style-name="T67">Vadora byla původně Icénský přístav</text:span>. Dó<text:span text:style-name="T68">rští aristokrati</text:span> <text:span text:style-name="T68">jich</text:span> po <text:span text:style-name="T67">zabrání</text:span> města <text:span text:style-name="T68">spoustu</text:span> popravili <text:span text:style-name="T68">a jejich majetek zabrali. Navíc si</text:span> <text:span text:style-name="T68">zajistili dědičné právo na místa v Senátu.</text:span></text:p>
        </text:list-item>
        <text:list-item>
          <text:p text:style-name="P133"><text:span text:style-name="T68">P</text:span>řeživší Icénské rod<text:span text:style-name="T68">in</text:span>y přijaly <text:span text:style-name="T68">zbylé členy</text:span> těch vyvražděných – dlouho se tu tedy živí neávist proti Dórské šlechtě a jsou zde potomci starých Icénských rodů, kteří by si mohli nárokovat původní rodový majetek <text:span text:style-name="T68">(a taky že nárokují)</text:span>.</text:p>
        </text:list-item>
      </text:list>
      <text:p text:style-name="P44">Stratég si připravuje pozici k převzetí moci</text:p>
      <text:list xml:id="list3554239913" text:style-name="L19">
        <text:list-item>
          <text:p text:style-name="P134">Stratég (Doruvos) je Dórský <text:span text:style-name="T47">aristokrat</text:span>.</text:p>
          <text:list>
            <text:list-item>
              <text:p text:style-name="P135">Dórská šlechta ho odpor<text:span text:style-name="T48">uje</text:span> výměnou za slib <text:span text:style-name="T69">vysokých postů v nové monarchii</text:span>.</text:p>
            </text:list-item>
          </text:list>
        </text:list-item>
      </text:list>
      <text:list xml:id="list2746095914" text:style-name="L20">
        <text:list-item>
          <text:p text:style-name="P136">Začne likvidovat <text:span text:style-name="T24">ostatní</text:span> sítě <text:span text:style-name="T24">informátorů.</text:span></text:p>
          <text:list>
            <text:list-item>
              <text:p text:style-name="P137">Najme si na to kudůckou gildu <text:span text:style-name="T70">z Abydosu</text:span> – plánuje ji později využít jako svou tajnou policii.</text:p>
            </text:list-item>
          </text:list>
        </text:list-item>
        <text:list-item>
          <text:p text:style-name="P138">Najme si a přivolá do města žoldnéřskou armádu.</text:p>
        </text:list-item>
      </text:list>
      <text:h text:style-name="Heading_20_3" text:outline-level="3"><text:soft-page-break/>E<text:span text:style-name="T36">ncountery</text:span></text:h>
      <text:p text:style-name="P65"><text:span text:style-name="T11">O</text:span><text:span text:style-name="T8">pilý kněz v taverně obhajuje </text:span><text:span text:style-name="T12">mystický náhled na víru ve stvořitele oproti filosofickému </text:span><text:span text:style-name="T13">náhledu hájenému opilým studentem Akademie</text:span><text:span text:style-name="T12">.</text:span></text:p>
      <text:list xml:id="list189908234" text:style-name="L21">
        <text:list-item>
          <text:p text:style-name="P119">Mystický: Osvícení lze dosáhnout půstem, odříkáním, meditací, okultními zážitky.</text:p>
        </text:list-item>
        <text:list-item>
          <text:p text:style-name="P139"><text:span text:style-name="T12">F</text:span><text:span text:style-name="T8">ilosofický: </text:span><text:span text:style-name="T14">Osvícení lze dosáhnout </text:span><text:span text:style-name="T15">poznáním</text:span><text:span text:style-name="T14"> prvotního vzoru </text:span><text:span text:style-name="T16">skrze</text:span><text:span text:style-name="T14"> studi</text:span><text:span text:style-name="T16">um </text:span><text:span text:style-name="T14">druhotného (tedy našeho) světa.</text:span></text:p>
        </text:list-item>
      </text:list>
      <text:p text:style-name="P64"><text:span text:style-name="T14">L</text:span><text:span text:style-name="T8">ikvidace informátora</text:span></text:p>
      <text:list xml:id="list3312291787" text:style-name="L22">
        <text:list-item>
          <text:p text:style-name="P120">Mohlo by se to stát v taverně, kde dělá Belzebák –<text:span text:style-name="T71"> bude to jeden z jeho informátorů</text:span>.</text:p>
        </text:list-item>
      </text:list>
      <text:list xml:id="list42939881" text:style-name="L23">
        <text:list-item>
          <text:p text:style-name="P121">Obstoupí ho tři týpci <text:span text:style-name="T83">ve</text:span> <text:span text:style-name="T72">zbroji</text:span> - dva ho chytnou, třetí podřízne.</text:p>
          <text:list>
            <text:list-item>
              <text:p text:style-name="P111"><text:span text:style-name="T84">Jsou to žoldáci. S nimi je ještě místní zrádce – oni sami </text:span><text:span text:style-name="T85">by nevěděli, kdo jsou informátoři </text:span><text:span text:style-name="T84">a koho tedy mají likvidovat</text:span><text:span text:style-name="T73">.</text:span></text:p>
            </text:list-item>
          </text:list>
        </text:list-item>
        <text:list-item>
          <text:p text:style-name="P112">Kdo ho nechal zabít?</text:p>
          <text:list>
            <text:list-item>
              <text:p text:style-name="P113">Stratég <text:span text:style-name="T72">Doruvos</text:span></text:p>
            </text:list-item>
          </text:list>
        </text:list-item>
      </text:list>
      <text:p text:style-name="P15"><text:span text:style-name="T8">Atletické hry vyhraje štíhlá vysoká jižanka </text:span><text:span text:style-name="T17">Ašanga</text:span><text:span text:style-name="T8">.</text:span></text:p>
      <text:list xml:id="list3133611811" text:style-name="L24">
        <text:list-item>
          <text:p text:style-name="P114">Je tu s celou jižanskou delegací</text:p>
        </text:list-item>
        <text:list-item>
          <text:p text:style-name="P114">Nejspíš se budou zajímat o magické artefakty (vykupovat je, mimo jiné).</text:p>
        </text:list-item>
      </text:list>
      <text:p text:style-name="P26">Pokud postavy začnou rozhazovat prachy, někdo si toho všimne a zkusí je okrást nebo sejmout.</text:p>
      <text:p text:style-name="P27"><text:soft-page-break/>Někdo najme Vanju (seveřanskou žoldačku – assassinku), aby zabila stratéga Durovuse.</text:p>
      <text:list xml:id="list2018837523" text:style-name="L25">
        <text:list-item>
          <text:p text:style-name="P115">Nabídl ji za to dům ve Vadoře, čímž by se z ní stala občanka města.</text:p>
        </text:list-item>
      </text:list>
      <text:list xml:id="list46576873" text:style-name="L26">
        <text:list-item>
          <text:p text:style-name="P116">Nepovede se jí to, chytěj ji a budou ji chtít popravit.</text:p>
        </text:list-item>
        <text:list-item>
          <text:p text:style-name="P117">Najal ji někdo ze starého Icénského rodu – tip na ni ale nejspíš dostal od nějakého obchodníka – zřejmě to byl někdo, kdo ji znal ještě před tím, než se stala žoldačkou.</text:p>
        </text:list-item>
      </text:list>
      <text:p text:style-name="P28">Černí bratři (žoldácká kumpanie) místo Sigmarra nabrali nějaký vyzáblý elfátko (písaře holt potřebujou a vzdělaní Sevařani jsou dost nedostatkové zboží).</text:p>
      <text:p text:style-name="P29">Jak se trpaslická Gilda postaví k Doruvosově pokusu o převzetí moci? Postaví se Plechový hlavy proti němu?</text:p>
      <text:list xml:id="list3175128626" text:style-name="L27">
        <text:list-item>
          <text:p text:style-name="P118">Asi jo, protože Gildě vyhovuje volnej obchod a Doruvos by ho určitě přiškrtil, kdyby se stal vládcem.</text:p>
        </text:list-item>
      </text:list>
      <text:h text:style-name="Heading_20_3" text:outline-level="3">Atuálně</text:h>
      <text:p text:style-name="P59">Z Šarlatové kumpanie přežije jen pár jednotlivců. <text:span text:style-name="T77">Zbytek povraždí Vadorské podsvětí.</text:span></text:p>
      <text:p text:style-name="P59">Co bude v truhličce kapitána Fenrise?</text:p>
      <text:list xml:id="list1752313360" text:style-name="L28">
        <text:list-item>
          <text:p text:style-name="P140">Zlato</text:p>
        </text:list-item>
        <text:list-item>
          <text:p text:style-name="P140">Měl by tam bejt nějakej hint na to, kdo kumpanii najal.</text:p>
          <text:list>
            <text:list-item>
              <text:p text:style-name="P140"><text:span text:style-name="T80">K</text:span>ontrakt <text:span text:style-name="T80">s Doruvosem</text:span></text:p>
              <text:list>
                <text:list-item>
                  <text:p text:style-name="P140">Asi tam prostě rovnou bude podepsán <text:span text:style-name="T76">Doruvos.</text:span></text:p>
                </text:list-item>
              </text:list>
            </text:list-item>
          </text:list>
        </text:list-item>
      </text:list>
      <text:p text:style-name="P60">Co s podsvětím ve čtvrti, kde bydleli Šarlatoví?</text:p>
      <text:list xml:id="list2148167331" text:style-name="L29">
        <text:list-item>
          <text:p text:style-name="P141"><text:soft-page-break/>Tular je rozhodně nenechá nepotrestané.</text:p>
          <text:list>
            <text:list-item>
              <text:p text:style-name="P142">Hit bude proti klíčovým osobám ve vedení <text:span text:style-name="T79">(Konkrétně Lian – elf, bývalý žoldák)</text:span>.</text:p>
            </text:list-item>
            <text:list-item>
              <text:p text:style-name="P141">Raknos <text:span text:style-name="T78">by mohl postavám nabídnout, jestli se chtějí likvidace zúčastnit.</text:span></text:p>
            </text:list-item>
          </text:list>
        </text:list-item>
      </text:list>
      <text:p text:style-name="P61">Začne loupení a rabování.</text:p>
      <text:list xml:id="list3481240582" text:style-name="L30">
        <text:list-item>
          <text:p text:style-name="P143">Postavy by se mohly k něčemu přichomýtnout</text:p>
          <text:list>
            <text:list-item>
              <text:p text:style-name="P144">Třeba hit na nějakého bohatého kupce.</text:p>
            </text:list-item>
            <text:list-item>
              <text:p text:style-name="P144">Nebo třeba na knihovnu akademie.</text:p>
              <text:list>
                <text:list-item>
                  <text:p text:style-name="P145">To zní hodně dobře.</text:p>
                </text:list-item>
              </text:list>
            </text:list-item>
          </text:list>
        </text:list-item>
      </text:list>
      <text:p text:style-name="P61">Lidi začnou demonstrovat v Agoře, aby triarchové něco udělali s bezpečností ve městě.</text:p>
      <text:list xml:id="list3029782660" text:style-name="L31">
        <text:list-item>
          <text:p text:style-name="P146">Doruvos bude mít projev. Obviní radu z neplodného politikaření a slíbí, že se o to osobně postará.</text:p>
          <text:list>
            <text:list-item>
              <text:p text:style-name="P146">Zanedlouho dorazí žoldácká armáda.</text:p>
            </text:list-item>
          </text:list>
        </text:list-item>
      </text:list>
      <text:p text:style-name="P62">TODO: Oživit si akci s asasinkou-žoldačkou <text:span text:style-name="T81">(dobe)</text:span></text:p>
      <text:p text:style-name="P62">TODO: Domyslet krádež knih.</text:p>
      <text:list xml:id="list1605648236" text:style-name="L32">
        <text:list-item>
          <text:p text:style-name="P147">Leandor bydlí u svého bratrance, měšťana Valandora.</text:p>
          <text:list>
            <text:list-item>
              <text:p text:style-name="P148">Od něj si elfové „půjčili“ vůz.</text:p>
            </text:list-item>
          </text:list>
        </text:list-item>
        <text:list-item>
          <text:p text:style-name="P149">Klíče od knihovny má:</text:p>
          <text:list>
            <text:list-item>
              <text:p text:style-name="P149">Scholarch</text:p>
            </text:list-item>
            <text:list-item>
              <text:p text:style-name="P149">Leandor (archivář)</text:p>
            </text:list-item>
            <text:list-item>
              <text:p text:style-name="P149">Správce (a zároveň noční hlídač) <text:span text:style-name="T86">Tagl (trpaslík)</text:span>.</text:p>
              <text:list>
                <text:list-item>
                  <text:p text:style-name="P149"><text:soft-page-break/>Toho elfové podplatili.</text:p>
                </text:list-item>
              </text:list>
            </text:list-item>
          </text:list>
        </text:list-item>
      </text:list>
      <text:p text:style-name="P63">Příjezd Jižanské delegace</text:p>
      <text:list xml:id="list3148162986" text:style-name="L33">
        <text:list-item>
          <text:p text:style-name="P150">Jak to zapojit do příběhu postav?</text:p>
          <text:list>
            <text:list-item>
              <text:p text:style-name="P151">Ašanga se může o někoho z nich zajímat.</text:p>
              <text:list>
                <text:list-item>
                  <text:p text:style-name="P151">Samozřejmě zjištně. Jižani tu budou kvůli staré magii.</text:p>
                </text:list-item>
              </text:list>
            </text:list-item>
          </text:list>
        </text:list-item>
      </text:list>
      <text:p text:style-name="P63">Hry</text:p>
      <text:list xml:id="list1186589838" text:style-name="L34">
        <text:list-item>
          <text:p text:style-name="P152">Představení Ašangy, ale ideálně by se tam toho mělo dít víc.</text:p>
        </text:list-item>
      </text:list>
      <text:h text:style-name="P160" text:outline-level="3"><text:span text:style-name="T59">P</text:span><text:span text:style-name="T53">řidané zranění</text:span></text:h>
      <text:p text:style-name="P155"><text:span text:style-name="T53">Některá kouzla nebo magické předměty přidávají k útoku další zranění, například </text:span><text:span text:style-name="T87">bleskem</text:span><text:span text:style-name="T53"> za 2kz.</text:span></text:p>
      <text:list xml:id="list1750540884" text:style-name="L36">
        <text:list-item>
          <text:p text:style-name="P154"><text:span text:style-name="T53">Přidané zranění se přičítá pouze v případě zásahu, stejně jako obyčejné zranění.</text:span></text:p>
        </text:list-item>
      </text:list>
      <text:p text:style-name="P156"><text:span text:style-name="T53">Kurva co se zranitelností</text:span></text:p>
      <text:p text:style-name="P156"><text:span text:style-name="T53">Začni tím, na co je nestvůra nejvíc zranitelná. Odečti její zbroj proti tomuto druhu zranění. Pokračuj dalším druhem zranění – odečti zbroj proti tomuto zranění sníženou o to, kolik bodů zbroje už nestvůra uplatnila.</text:span></text:p>
      <text:p text:style-name="P156"><text:span text:style-name="T53">Dám soše za 4 drcením + 2 bleskem. Co teď s tím?<text:line-break/>- od drcení si odečítá jen 1, od blesku 3. Hmm.<text:line-break/>- začnu drcením, odečtu 1 (3 body drcení).<text:line-break/>- pokračuju bleskem, odečtu 2 (protože 1 bod zbroje jsem už použil). =</text:span><text:span text:style-name="T88">&gt; blesk nic neud</text:span><text:span text:style-name="T53">ělá.</text:span></text:p>
      <text:p text:style-name="P156"><text:span text:style-name="T53">Ok, tohle funguje, ale je ŠÍLENĚ SLOŽITÝ!</text:span></text:p>
      <text:p text:style-name="P157"><text:soft-page-break/><text:span text:style-name="T53">Alternativy: Blesk mi změní zranitelnost, takže celá rána půjde do snížené zbroje. To je o dost jednodušší, ale hmm.<text:line-break/>- problém je s imunitou.</text:span></text:p>
      <text:p text:style-name="P158"><text:span text:style-name="T53">Odečítat zbroj od každé složky zvlášť by to asi řešilo nejlíp, ale zas by ty rány musely bejt o dost větší…. </text:span><text:span text:style-name="T60">Ale asi to tak bude muset bejt.</text:span></text:p>
      <text:list xml:id="list3237833853" text:style-name="L37">
        <text:list-item>
          <text:p text:style-name="P159">Přidané zranění (například při zásahu zbraní): Zbroj se odečítá jen jednou <text:span text:style-name="T89">(tedy od součtu)</text:span>, ale případná odolnost proti druhu zranění (blesku, ohni, atd.) se odečítá zvlášť <text:span text:style-name="T90">(tj. jen od přidaného zranění)</text:span>.</text:p>
          <text:list>
            <text:list-item>
              <text:p text:style-name="P153">Postup je:</text:p>
              <text:list>
                <text:list-item>
                  <text:p text:style-name="P153">Nejdřív uplatnit imunity nebo odolnosti proti jednotlivých druhům zranění.</text:p>
                </text:list-item>
                <text:list-item>
                  <text:p text:style-name="P153">Zbytek sečíst a od součtu odečíst zbroj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7-08T19:35:42.770000000</dc:date>
    <meta:print-date>2113-01-01T00:00:00</meta:print-date>
    <meta:editing-cycles>10195</meta:editing-cycles>
    <meta:editing-duration>P31DT15H49M26S</meta:editing-duration>
    <meta:generator>LibreOffice/6.0.5.2$Windows_X86_64 LibreOffice_project/54c8cbb85f300ac59db32fe8a675ff7683cd5a16</meta:generator>
    <meta:document-statistic meta:table-count="0" meta:image-count="0" meta:object-count="0" meta:page-count="16" meta:paragraph-count="208" meta:word-count="1815" meta:character-count="11314" meta:non-whitespace-character-count="9762"/>
  </office:meta>
</office:document-meta>
</file>